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374cm" fo:min-width="0.993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false" fo:min-height="0.374cm" fo:min-width="0.108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339" svg:stroke-width="0.019cm" svg:stroke-color="#000000" draw:marker-start-width="0.203cm" draw:marker-start-center="false" draw:marker-end-width="0.20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4340" svg:stroke-width="0.019cm" svg:stroke-color="#000000" draw:marker-start-width="0.203cm" draw:marker-start-center="false" draw:marker-end-width="0.20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341" svg:stroke-width="0.019cm" svg:stroke-color="#000000" draw:marker-start-width="0.203cm" draw:marker-start-center="false" draw:marker-end-width="0.20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374cm" fo:min-width="0.78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4cm" fo:min-width="0.78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493cm" svg:height="0.624cm" draw:transform="rotate (0.464432113955691) translate (9.999cm 14.661cm)">
            <draw:text-box>
              <text:p text:style-name="P1"><text:span text:style-name="T1">13 cm</text:span></text:p>
            </draw:text-box>
          </draw:frame>
          <draw:frame draw:style-name="gr2" draw:text-style-name="P2" draw:layer="layout" svg:width="0.168cm" svg:height="0.624cm" draw:transform="rotate (-0.0211184839491312) translate (9.462cm 15.196cm)">
            <draw:text-box>
              <text:p text:style-name="P1"><text:span text:style-name="T1">L</text:span></text:p>
            </draw:text-box>
          </draw:frame>
          <draw:g>
            <draw:path draw:style-name="gr3" draw:text-style-name="P3" draw:layer="layout" svg:width="2.758cm" svg:height="0.043cm" draw:transform="skewX (0.0399680398706701) rotate (-2.66110351051575) translate (12.1871111110843cm 14.1206249999428cm)" svg:viewBox="0 0 2759 44" svg:d="M0 16c111 2 182 28 275 25s180-22 279-15 183-7 282-7c78-5 176 6 272-1s181-9 284 3 192 7 275 21c97-1 187 7 277-3s196-5 284-13 192-1 275-17l90-9 95 16 71 3">
              <text:p/>
            </draw:path>
            <draw:path draw:style-name="gr4" draw:text-style-name="P3" draw:layer="layout" svg:width="1.403cm" svg:height="0.055cm" draw:transform="skewX (0.062482787221397) rotate (2.84174508809717) translate (11.0566944444567cm 15.7965555555238cm)" svg:viewBox="0 0 1404 56" svg:d="M0 41c72-13 109 7 164-2s127 0 178 0 111 12 173 12 116 7 161 4 112-13 185-14 95-13 155-20 106-2 169-9c46-7 103 0 159 6l60-18">
              <text:p/>
            </draw:path>
            <draw:path draw:style-name="gr5" draw:text-style-name="P3" draw:layer="layout" svg:width="0.562cm" svg:height="1.909cm" draw:transform="rotate (2.83965069299477) translate (11.6065555556044cm 15.9243194444453cm)" svg:viewBox="0 0 563 1910" svg:d="M563 0c-51 41-55 109-74 164-29 48-23 109-41 169s-44 103-53 159-46 108-55 164-54 110-67 168-24 111-40 162-34 108-41 161-24 111-35 169-42 104-39 160-42 110-53 164-17 117-33 166l-18 50-14 54">
              <text:p/>
            </draw:path>
          </draw:g>
          <draw:frame draw:style-name="gr2" draw:text-style-name="P2" draw:layer="layout" svg:width="0.251cm" svg:height="0.624cm" draw:transform="rotate (-0.00698131700797713) translate (12.254cm 13.788cm)">
            <draw:text-box>
              <text:p text:style-name="P1"><text:span text:style-name="T1">M</text:span></text:p>
            </draw:text-box>
          </draw:frame>
          <draw:frame draw:style-name="gr2" draw:text-style-name="P4" draw:layer="layout" svg:width="0.214cm" svg:height="0.624cm" svg:x="11.14cm" svg:y="15.764cm">
            <draw:text-box>
              <text:p text:style-name="P1"><text:span text:style-name="T2">K</text:span></text:p>
            </draw:text-box>
          </draw:frame>
          <draw:frame draw:style-name="gr6" draw:text-style-name="P2" draw:layer="layout" svg:width="1.289cm" svg:height="0.624cm" draw:transform="rotate (-0.283092404673481) translate (9.839cm 15.327cm)">
            <draw:text-box>
              <text:p text:style-name="P1"><text:span text:style-name="T1">4 cm</text:span></text:p>
            </draw:text-box>
          </draw:frame>
          <draw:frame draw:style-name="gr7" draw:text-style-name="P2" draw:layer="layout" svg:width="1.289cm" svg:height="0.624cm" draw:transform="rotate (0.987158224927993) translate (11.173cm 15.511cm)">
            <draw:text-box>
              <text:p text:style-name="P1"><text:span text:style-name="T1">7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39" draw:display-name="Dashed (var) 4339" draw:style="rect" draw:dots1="1" draw:dots1-length="0.006cm" draw:dots2="1" draw:dots2-length="0.006cm" draw:distance="0.006cm"/>
    <draw:stroke-dash draw:name="Dashed_20__28_var_29__20_4340" draw:display-name="Dashed (var) 4340" draw:style="rect" draw:dots1="1" draw:dots1-length="0.006cm" draw:dots2="1" draw:dots2-length="0.006cm" draw:distance="0.006cm"/>
    <draw:stroke-dash draw:name="Dashed_20__28_var_29__20_4341" draw:display-name="Dashed (var) 434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45:25.578718926</meta:creation-date>
    <dc:date>2018-02-27T13:58:21.127296805</dc:date>
    <meta:editing-duration>PT1M16S</meta:editing-duration>
    <meta:editing-cycles>2</meta:editing-cycles>
    <meta:generator>LibreOffice/6.0.0.3$MacOSX_X86_64 LibreOffice_project/64a0f66915f38c6217de274f0aa8e15618924765</meta:generator>
    <meta:document-statistic meta:object-count="11"/>
  </office:meta>
</office:document-meta>
</file>